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office:annotation draw:style-name="gr1" draw:text-style-name="P1" svg:width="2.899cm" svg:height="5.731cm" svg:x="6.644cm" svg:y="0cm" draw:caption-point-x="-0.61cm" draw:caption-point-y="0.01cm">
              <dc:date>2019-01-02T00:00:00</dc:date>
              <text:p text:style-name="P1">Collecteur : positif<text:line-break/>Base : positif<text:line-break/>Emetteur : negatif</text:p>
              <text:p text:style-name="P1"><text:line-break/>Rappel : Le courant qu'on veut commuter est entre le Collecteur et l'Emetteur.</text:p>
              <text:p text:style-name="P1">La Base est l' « interrupteur »</text:p>
            </office:annotation>
            <text:p>Collecteur-Emetteur</text:p>
          </table:table-cell>
          <table:table-cell table:style-name="ce1" office:value-type="string" calcext:value-type="string">
            <office:annotation draw:style-name="gr1" draw:text-style-name="P1" svg:width="2.899cm" svg:height="5.731cm" svg:x="9.934cm" svg:y="0cm" draw:caption-point-x="-0.61cm" draw:caption-point-y="0.01cm">
              <dc:date>2019-01-02T00:00:00</dc:date>
              <text:p text:style-name="P1">Collecteur : positif<text:line-break/>Base : positif<text:line-break/>Emetteur : negatif</text:p>
              <text:p text:style-name="P1"><text:line-break/>Rappel : Le courant qu'on veut commuter est entre le Collecteur et l'Emetteur.</text:p>
              <text:p text:style-name="P1">La Base est l' « interrupteur »</text:p>
            </office:annotation>
            <text:p>Base-Emetteur</text:p>
          </table:table-cell>
          <table:table-cell table:style-name="ce1"/>
        </table:table-row>
        <table:table-row table:style-name="ro1">
          <table:table-cell office:value-type="string" calcext:value-type="string">
            <text:p>2N39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001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10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C327</text:p>
          </table:table-cell>
          <table:table-cell office:value-type="float" office:value="-45" calcext:value-type="float">
            <text:p>-4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BC33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181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PSA4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PSA92</text:p>
          </table:table-cell>
          <table:table-cell office:value-type="float" office:value="-300" calcext:value-type="float">
            <text:p>-300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S80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8550</text:p>
          </table:table-cell>
          <table:table-cell office:value-type="float" office:value="-40" calcext:value-type="float">
            <text:p>-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9012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S90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901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L43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0:43:52.495000000</meta:creation-date>
    <dc:date>2019-01-03T23:14:44.961000000</dc:date>
    <meta:editing-duration>PT13M50S</meta:editing-duration>
    <meta:editing-cycles>1</meta:editing-cycles>
    <meta:generator>LibreOffice/4.3.2.2$Windows_x86 LibreOffice_project/edfb5295ba211bd31ad47d0bad0118690f76407d</meta:generator>
    <meta:document-statistic meta:table-count="1" meta:cell-count="48" meta:object-count="0"/>
  </office:meta>
</office:document-meta>
</file>